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b2ec" officeooo:paragraph-rsid="0006b2ec"/>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officeooo:rsid="000a7a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enos días,</text:p>
      <text:p text:style-name="P1"/>
      <text:p text:style-name="P1">Gracias por ayudarme a estar más sano.</text:p>
      <text:p text:style-name="P1"/>
      <text:p text:style-name="P1">Mi nombre es Jose Manuel, vivo en Valencia (España) y compro en vuestra tienda de manera esporádica.</text:p>
      <text:p text:style-name="P1"/>
      <text:p text:style-name="P1">El mes pasado compré uno de vuestros relojes deportivos. Al principio dudé en comprarlo, ya que no sabía si me iba a resultar útil. Ahora, después de un mes de uso, estoy tan asombrado que quiero agradecéroslo.</text:p>
      <text:p text:style-name="P1"/>
      <text:p text:style-name="P1">Mi nuevo reloj es sensacional, la carga de la batería dura mucho tiempo, los materiales son excelentes, el diseño es rompedor y dispone de correas intercambiables. Todo ello me ha <text:span text:style-name="T4">motivado </text:span>a <text:s/><text:span text:style-name="T4">caminar</text:span> cada día más.</text:p>
      <text:p text:style-name="P1"/>
      <text:p text:style-name="P1">El uso que le doy no es deportivo, por lo que me gustaría realizar la siguiente sugerencia. Actualmente, el dispositivo dispone de correas intercambiables, pero todas ellas son de goma, por lo que usarlo en eventos serios me resulta imposible. Podrían crear y distribuir correas de cuero o de otros materiales para utilizarlo en ocasiones en las que se requiera seriedad.</text:p>
      <text:p text:style-name="P1"/>
      <text:p text:style-name="P1">Un salu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7T11:27:15.647000000</meta:creation-date>
    <meta:generator>LibreOffice/7.4.2.3$Windows_X86_64 LibreOffice_project/382eef1f22670f7f4118c8c2dd222ec7ad009daf</meta:generator>
    <dc:date>2022-12-17T12:44:50.506000000</dc:date>
    <meta:editing-duration>PT1H17M33S</meta:editing-duration>
    <meta:editing-cycles>4</meta:editing-cycles>
    <meta:document-statistic meta:table-count="0" meta:image-count="0" meta:object-count="0" meta:page-count="1" meta:paragraph-count="7" meta:word-count="162" meta:character-count="954" meta:non-whitespace-character-count="798"/>
  </office:meta>
</office:document-meta>
</file>